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4cm"/>
    </style:style>
    <style:style style:name="gr2" style:family="graphic" style:parent-style-name="standard">
      <style:graphic-properties draw:fill-color="#7da7d8" draw:textarea-horizontal-align="justify" draw:textarea-vertical-align="middle" draw:auto-grow-height="false" fo:min-height="0.95cm" fo:min-width="2.4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95cm" fo:min-width="2.4cm"/>
    </style:style>
    <style:style style:name="gr4" style:family="graphic" style:parent-style-name="standard">
      <style:graphic-properties draw:fill-color="#f04e4d" draw:textarea-horizontal-align="justify" draw:textarea-vertical-align="middle" draw:auto-grow-height="false" fo:min-height="0.95cm" fo:min-width="2.4cm"/>
    </style:style>
    <style:style style:name="gr5" style:family="graphic" style:parent-style-name="standard">
      <style:graphic-properties draw:fill-color="#e3d200" draw:textarea-horizontal-align="justify" draw:textarea-vertical-align="middle" draw:auto-grow-height="false" fo:min-height="0.95cm" fo:min-width="2.4cm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95cm" fo:min-width="2.4cm"/>
    </style:style>
    <style:style style:name="gr7" style:family="graphic" style:parent-style-name="standard">
      <style:graphic-properties draw:fill-color="#00aaad" draw:textarea-horizontal-align="justify" draw:textarea-vertical-align="middle" draw:auto-grow-height="false" fo:min-height="0.95cm" fo:min-width="2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ed1c24" draw:fill="none" draw:fill-color="#f04e4d" draw:textarea-horizontal-align="justify" draw:textarea-vertical-align="middle" draw:auto-grow-height="false" fo:min-height="2.05cm" fo:min-width="11.4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svg:stroke-color="#ccbe00" draw:fill="none" draw:fill-color="#e3d200" draw:textarea-horizontal-align="justify" draw:textarea-vertical-align="middle" draw:auto-grow-height="false" fo:min-height="2.05cm" fo:min-width="14.7cm"/>
    </style:style>
    <style:style style:name="gr12" style:family="graphic" style:parent-style-name="standard">
      <style:graphic-properties draw:stroke="none" svg:stroke-color="#000000" draw:fill="none" draw:fill-color="#ffffff" fo:min-height="1.183cm"/>
    </style:style>
    <style:style style:name="gr13" style:family="graphic" style:parent-style-name="standard">
      <style:graphic-properties draw:fill="none" draw:fill-color="#1b75bc" draw:textarea-horizontal-align="justify" draw:textarea-vertical-align="middle" draw:auto-grow-height="false" fo:min-height="2.55cm" fo:min-width="13.6cm"/>
    </style:style>
    <style:style style:name="gr14" style:family="graphic" style:parent-style-name="standard">
      <style:graphic-properties svg:stroke-color="#00aaad" draw:fill="none" draw:fill-color="#00aaad" draw:textarea-horizontal-align="justify" draw:textarea-vertical-align="middle" draw:auto-grow-height="false" fo:min-height="2.05cm" fo:min-width="14.4cm"/>
    </style:style>
    <style:style style:name="gr15" style:family="graphic" style:parent-style-name="standard">
      <style:graphic-properties svg:stroke-color="#a3238e" draw:fill="none" draw:textarea-horizontal-align="justify" draw:textarea-vertical-align="middle" draw:auto-grow-height="false" fo:min-height="1.75cm" fo:min-width="13.4cm"/>
    </style:style>
    <style:style style:name="gr16" style:family="graphic" style:parent-style-name="standard">
      <style:graphic-properties svg:stroke-color="#7da7d8" draw:fill="none" draw:fill-color="#7da7d8" draw:textarea-horizontal-align="justify" draw:textarea-vertical-align="middle" draw:auto-grow-height="false" fo:min-height="1.85cm" fo:min-width="12.2cm"/>
    </style:style>
    <style:style style:name="gr17" style:family="graphic" style:parent-style-name="standard">
      <style:graphic-properties svg:stroke-color="#00a65d" draw:fill="none" draw:fill-color="#00a65d" draw:textarea-horizontal-align="justify" draw:textarea-vertical-align="middle" draw:auto-grow-height="false" fo:min-height="1.95cm" fo:min-width="7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7da7d8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00a65d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-color="#f04e4d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-color="#e3d200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-color="#1b75bc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-color="#00aaad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04e4d"/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e3d200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 draw:fill-color="#1b75bc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none" draw:fill-color="#00aaad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16" style:family="paragraph">
      <loext:graphic-properties draw:fill="none" draw:fill-color="#7da7d8"/>
      <style:paragraph-properties fo:text-align="center"/>
      <style:text-properties fo:font-size="10pt" style:font-size-asian="18pt" style:font-size-complex="18pt"/>
    </style:style>
    <style:style style:name="P17" style:family="paragraph">
      <loext:graphic-properties draw:fill="none" draw:fill-color="#00a65d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cm" svg:height="1.2cm" svg:x="9.6cm" svg:y="2.1cm">
          <text:p text:style-name="P1"><text:span text:style-name="T1">Remove 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1.2cm" svg:x="12.9cm" svg:y="2.1cm">
          <text:p text:style-name="P1"><text:span text:style-name="T1">Remove vect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1.2cm" svg:x="6.3cm" svg:y="2.1cm">
          <text:p text:style-name="P1"><text:span text:style-name="T1">Quality 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2.9cm" svg:height="1.2cm" svg:x="6.3cm" svg:y="5cm">
          <text:p text:style-name="P1"><text:span text:style-name="T1">Barrn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cm" svg:height="1.2cm" svg:x="6.8cm" svg:y="8cm">
          <text:p text:style-name="P1"><text:span text:style-name="T1">Custom scrip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0" draw:id="id10" draw:layer="layout" svg:width="2.9cm" svg:height="1.2cm" svg:x="7.3cm" svg:y="11.2cm">
          <text:p text:style-name="P1"><text:span text:style-name="T1">SPAd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2.9cm" svg:height="1.2cm" svg:x="10.9cm" svg:y="11.2cm">
          <text:p text:style-name="P1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2.9cm" svg:height="1.2cm" svg:x="14.1cm" svg:y="14.1cm">
          <text:p text:style-name="P1"><text:span text:style-name="T1">DIAMON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2.9cm" svg:height="1.2cm" svg:x="6.9cm" svg:y="14.1cm">
          <text:p text:style-name="P1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2.9cm" svg:height="1.2cm" svg:x="10.5cm" svg:y="14.1cm">
          <text:p text:style-name="P1"><text:span text:style-name="T1">BLA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2.9cm" svg:height="1.2cm" svg:x="6.5cm" svg:y="17.7cm">
          <text:p text:style-name="P1"><text:span text:style-name="T1">KAIJU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2.9cm" svg:height="1.2cm" svg:x="9.8cm" svg:y="17.7cm">
          <text:p text:style-name="P1"><text:span text:style-name="T1">Centrifug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2.9cm" svg:height="1.2cm" svg:x="13.2cm" svg:y="17.7cm">
          <text:p text:style-name="P1"><text:span text:style-name="T1">WEVOT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2.9cm" svg:height="1.2cm" svg:x="6.5cm" svg:y="20.7cm">
          <text:p text:style-name="P1"><text:span text:style-name="T1">DETEC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2.9cm" svg:height="1.2cm" svg:x="10.1cm" svg:y="20.7cm">
          <text:p text:style-name="P1"><text:span text:style-name="T1">PRIAM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2.9cm" svg:height="1.2cm" svg:x="13.7cm" svg:y="20.7cm">
          <text:p text:style-name="P1"><text:span text:style-name="T1">DIAMOND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9.8cm" svg:y1="14.7cm" svg:x2="10.5cm" svg:y2="14.7cm" draw:start-shape="id1" draw:start-glue-point="1" draw:end-shape="id2" draw:end-glue-point="3" svg:d="M9800 14700h700" svg:viewBox="0 0 701 1">
          <text:p/>
        </draw:connector>
        <draw:connector draw:style-name="gr8" draw:text-style-name="P9" draw:layer="layout" svg:x1="13.4cm" svg:y1="14.7cm" svg:x2="14.1cm" svg:y2="14.7cm" draw:start-shape="id2" draw:start-glue-point="1" draw:end-shape="id3" svg:d="M13400 14700h700" svg:viewBox="0 0 701 1">
          <text:p/>
        </draw:connector>
        <draw:connector draw:style-name="gr8" draw:text-style-name="P9" draw:layer="layout" svg:x1="7.95cm" svg:y1="17.7cm" svg:x2="14.65cm" svg:y2="17.7cm" draw:start-shape="id4" draw:start-glue-point="0" draw:end-shape="id5" draw:end-glue-point="0" svg:d="M7950 17700v-501h6700v501" svg:viewBox="0 0 6701 502">
          <text:p/>
        </draw:connector>
        <draw:connector draw:style-name="gr8" draw:text-style-name="P9" draw:layer="layout" svg:x1="11.25cm" svg:y1="18.9cm" svg:x2="14.65cm" svg:y2="18.9cm" draw:start-shape="id6" draw:start-glue-point="2" draw:end-shape="id5" draw:end-glue-point="2" svg:d="M11250 18900v501h3400v-501" svg:viewBox="0 0 3401 502">
          <text:p/>
        </draw:connector>
        <draw:connector draw:style-name="gr8" draw:text-style-name="P9" draw:layer="layout" svg:x1="9.4cm" svg:y1="21.3cm" svg:x2="10.1cm" svg:y2="21.3cm" draw:start-shape="id7" draw:end-shape="id8" draw:end-glue-point="3" svg:d="M9400 21300h700" svg:viewBox="0 0 701 1">
          <text:p/>
        </draw:connector>
        <draw:connector draw:style-name="gr8" draw:text-style-name="P9" draw:layer="layout" svg:x1="13cm" svg:y1="21.3cm" svg:x2="13.7cm" svg:y2="21.3cm" draw:start-shape="id8" draw:start-glue-point="1" draw:end-shape="id9" draw:end-glue-point="3" svg:d="M13000 21300h700" svg:viewBox="0 0 701 1">
          <text:p/>
        </draw:connector>
        <draw:connector draw:style-name="gr8" draw:text-style-name="P9" draw:layer="layout" svg:x1="10.2cm" svg:y1="11.8cm" svg:x2="10.9cm" svg:y2="11.8cm" draw:start-shape="id10" draw:start-glue-point="1" draw:end-shape="id11" draw:end-glue-point="3" svg:d="M10200 11800h700" svg:viewBox="0 0 701 1">
          <text:p/>
        </draw:connector>
        <draw:custom-shape draw:style-name="gr9" draw:text-style-name="P10" xml:id="id17" draw:id="id17" draw:layer="layout" svg:width="11.9cm" svg:height="2.3cm" svg:x="2.3cm" svg:y="10.7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cm" svg:height="1.039cm" svg:x="2.7cm" svg:y="11.461cm">
          <draw:text-box>
            <text:p><text:span text:style-name="T2">Contig assembly</text:span></text:p>
          </draw:text-box>
        </draw:frame>
        <draw:custom-shape draw:style-name="gr11" draw:text-style-name="P12" xml:id="id14" draw:id="id14" draw:layer="layout" svg:width="15.2cm" svg:height="2.3cm" svg:x="2.3cm" svg:y="13.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3cm" svg:height="1.433cm" svg:x="2.8cm" svg:y="14.1cm">
          <draw:text-box>
            <text:p><text:span text:style-name="T2">Genome</text:span></text:p>
            <text:p><text:span text:style-name="T2">Annotation</text:span></text:p>
          </draw:text-box>
        </draw:frame>
        <draw:custom-shape draw:style-name="gr13" draw:text-style-name="P13" xml:id="id16" draw:id="id16" draw:layer="layout" svg:width="14.1cm" svg:height="2.8cm" svg:x="2.4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2.3cm" svg:height="1.433cm" svg:x="2.8cm" svg:y="17.5cm">
          <draw:text-box>
            <text:p><text:span text:style-name="T2">Taxonomic</text:span></text:p>
            <text:p><text:span text:style-name="T2">Annotation</text:span></text:p>
          </draw:text-box>
        </draw:frame>
        <draw:custom-shape draw:style-name="gr14" draw:text-style-name="P14" xml:id="id15" draw:id="id15" draw:layer="layout" svg:width="14.9cm" svg:height="2.3cm" svg:x="2.4cm" svg:y="20.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7cm" svg:height="1.433cm" svg:x="2.8cm" svg:y="20.6cm">
          <draw:text-box>
            <text:p><text:span text:style-name="T2">Enzyme</text:span></text:p>
            <text:p><text:span text:style-name="T2">Classification</text:span></text:p>
          </draw:text-box>
        </draw:frame>
        <draw:custom-shape draw:style-name="gr15" draw:text-style-name="P15" xml:id="id13" draw:id="id13" draw:layer="layout" svg:width="13.9cm" svg:height="2cm" svg:x="2.2cm" svg:y="1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7cm" svg:height="1.039cm" svg:x="2.4cm" svg:y="2.1cm">
          <draw:text-box>
            <text:p><text:span text:style-name="T2">Initial</text:span><text:span text:style-name="T2"><text:line-break/></text:span><text:span text:style-name="T2">Cleaning</text:span></text:p>
          </draw:text-box>
        </draw:frame>
        <draw:custom-shape draw:style-name="gr16" draw:text-style-name="P16" draw:layer="layout" svg:width="12.7cm" svg:height="2.1cm" svg:x="2.3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2.7cm" svg:height="1.039cm" svg:x="2.4cm" svg:y="5.061cm">
          <draw:text-box>
            <text:p><text:span text:style-name="T2">rRNA removal</text:span></text:p>
          </draw:text-box>
        </draw:frame>
        <draw:custom-shape draw:style-name="gr17" draw:text-style-name="P17" xml:id="id12" draw:id="id12" draw:layer="layout" svg:width="8.1cm" svg:height="2.2cm" svg:x="2.3cm" svg:y="7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7cm" svg:height="1.039cm" svg:x="2.4cm" svg:y="8.161cm">
          <draw:text-box>
            <text:p><text:span text:style-name="T2">Reintroduce duplicates</text:span></text:p>
          </draw:text-box>
        </draw:frame>
        <draw:connector draw:style-name="gr8" draw:text-style-name="P9" draw:layer="layout" svg:x1="8.15cm" svg:y1="6.6cm" svg:x2="6.35cm" svg:y2="7.6cm" draw:end-shape="id12" draw:end-glue-point="0" svg:d="M8150 6600v250h-1800v750" svg:viewBox="0 0 1801 1001">
          <text:p/>
        </draw:connector>
        <draw:connector draw:style-name="gr8" draw:text-style-name="P9" draw:layer="layout" draw:line-skew="-0.401cm" svg:x1="9.15cm" svg:y1="3.6cm" svg:x2="6.15cm" svg:y2="4.7cm" draw:start-shape="id13" svg:d="M9150 3600v400h-3000v700" svg:viewBox="0 0 3001 1101">
          <text:p/>
        </draw:connector>
        <draw:connector draw:style-name="gr8" draw:text-style-name="P9" draw:layer="layout" draw:line-skew="-1.7cm" svg:x1="9.9cm" svg:y1="15.8cm" svg:x2="2.4cm" svg:y2="21.35cm" draw:start-shape="id14" draw:start-glue-point="2" draw:end-shape="id15" draw:end-glue-point="3" svg:d="M9900 15800v500h-8001v5050h501" svg:viewBox="0 0 8002 5551">
          <text:p/>
        </draw:connector>
        <draw:connector draw:style-name="gr8" draw:text-style-name="P9" draw:layer="layout" svg:x1="9.9cm" svg:y1="15.8cm" svg:x2="2.4cm" svg:y2="18.3cm" draw:start-shape="id14" draw:start-glue-point="2" draw:end-shape="id16" draw:end-glue-point="3" svg:d="M9900 15800v550h-8001v1950h501" svg:viewBox="0 0 8002 2501">
          <text:p/>
        </draw:connector>
        <draw:connector draw:style-name="gr8" draw:text-style-name="P9" draw:layer="layout" svg:x1="2.3cm" svg:y1="11.85cm" svg:x2="2.3cm" svg:y2="14.65cm" draw:start-shape="id17" draw:end-shape="id14" draw:end-glue-point="3" svg:d="M2300 11850h-501v2800h501" svg:viewBox="0 0 502 2801">
          <text:p/>
        </draw:connector>
        <draw:connector draw:style-name="gr8" draw:text-style-name="P9" draw:layer="layout" draw:line-skew="-0.301cm" svg:x1="6.35cm" svg:y1="9.8cm" svg:x2="7.65cm" svg:y2="10.7cm" draw:start-shape="id12" draw:start-glue-point="2" svg:d="M6350 9800v400h1300v500" svg:viewBox="0 0 1301 901">
          <text:p/>
        </draw:connector>
        <draw:custom-shape draw:style-name="gr2" draw:text-style-name="P3" xml:id="id19" draw:id="id19" draw:layer="layout" svg:width="2.9cm" svg:height="1.2cm" svg:x="10.8cm" svg:y="5cm">
          <text:p text:style-name="P1"><text:span text:style-name="T1">Infernal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9.2cm" svg:y1="5.6cm" svg:x2="10.8cm" svg:y2="5.6cm" draw:start-shape="id18" draw:start-glue-point="1" draw:end-shape="id19" draw:end-glue-point="3" svg:d="M9200 5600h1600" svg:viewBox="0 0 16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3238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03:52.475000000</meta:creation-date>
    <dc:date>2018-10-04T22:50:17.458000000</dc:date>
    <meta:editing-duration>PT21H19M57S</meta:editing-duration>
    <meta:editing-cycles>14</meta:editing-cycles>
    <meta:generator>LibreOffice/5.4.4.2$Windows_X86_64 LibreOffice_project/2524958677847fb3bb44820e40380acbe820f960</meta:generator>
    <meta:document-statistic meta:object-count="45"/>
  </office:meta>
</office:document-meta>
</file>